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9cm" draw:z-index="0"><draw:image xlink:href="../../odt/images/1004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Порт выход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3">C</text:span><text:span text:style-name="T4">и</text:span> <text:span text:style-name="T3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19cm" svg:height="1.06cm" draw:z-index="1"><draw:image xlink:href="../../odt/images/1004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используется внутри субмодели и определяет наличие у субмодели выходного порта.</text:p>
            <text:p text:style-name="Text_20_body">Служит для соединения внешней части схемы со схемой, находящейся внутри субмодели.</text:p>
            <text:p text:style-name="Text_20_body">Блок организует:</text:p>
            <text:list xml:id="list814015688324437886" text:style-name="L1">
              <text:list-item>
                <text:p text:style-name="P4">прием данных от типовых блоков и <text:span text:style-name="T2">Субмоделей</text:span> внутренней структуры данной <text:span text:style-name="T2">Субмодели</text:span>;</text:p>
              </text:list-item>
              <text:list-item>
                <text:p text:style-name="P4">передачу данных для преобразования типовыми блоками (или <text:span text:style-name="T2">Субмоделями</text:span>), внешними по отношению к данной <text:span text:style-name="T2">Субмодели</text:span>.</text:p>
              </text:list-item>
            </text:list>
            <text:p text:style-name="Text_20_body">Количество блоков <text:span text:style-name="T2">Порт выхода</text:span> автоматически определяет количество выходов из данной <text:span text:style-name="T2">Субмодели</text:span>.</text:p>
            <text:p text:style-name="Text_20_body">При закрытии внутреннего Схемного окна автоматически происходит “перерисовка” изображения данной <text:span text:style-name="T2">Субмодели</text:span>.</text:p>
            <text:p text:style-name="Text_20_body"><text:span text:style-name="T2">Порт выхода</text:span> может обрабатывать как скалярные, так и векторные сигналы.</text:p>
            <text:p text:style-name="Text_20_body"><text:span text:style-name="T1">Примечание:</text:span> рекомендуется сразу же после переноса блока из <text:span text:style-name="T2">"Линейки" типовых блоков</text:span> в Схемное окно присвоить этому блоку "уникальное" имя, например, <text:span text:style-name="T1">Выход № 1</text:span>. Для указания имени порта соединения необходимо произвести двойной щелчок по блоку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рт выхода МВТУ</dc:title>
    <dc:date>2014-12-01T18:29:23.20</dc:date>
    <meta:generator>OpenOffice/4.1.1$Win32 OpenOffice.org_project/411m6$Build-9775</meta:generator>
    <meta:editing-duration>PT2H6M47S</meta:editing-duration>
    <meta:editing-cycles>74</meta:editing-cycles>
    <meta:document-statistic meta:table-count="1" meta:image-count="2" meta:object-count="0" meta:page-count="1" meta:paragraph-count="15" meta:word-count="128" meta:character-count="942"/>
  </office:meta>
</office:document-meta>
</file>